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Ubuntu" svg:font-family="Ubuntu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>
      <style:table-properties style:width="14.367cm" fo:margin-left="2.21cm" fo:margin-right="0.014cm" table:align="margins" style:writing-mode="lr-tb"/>
    </style:style>
    <style:style style:name="Tableau1.A" style:family="table-column">
      <style:table-column-properties style:column-width="14.36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4.367cm" fo:margin-left="2.21cm" fo:margin-right="0.014cm" table:align="margins" style:writing-mode="lr-tb"/>
    </style:style>
    <style:style style:name="Tableau2.A" style:family="table-column">
      <style:table-column-properties style:column-width="14.367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4.367cm" fo:margin-left="2.21cm" table:align="left" style:writing-mode="lr-tb"/>
    </style:style>
    <style:style style:name="Tableau3.A" style:family="table-column">
      <style:table-column-properties style:column-width="6.059cm"/>
    </style:style>
    <style:style style:name="Tableau3.B" style:family="table-column">
      <style:table-column-properties style:column-width="8.308cm"/>
    </style:style>
    <style:style style:name="Tableau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ahoma1" style:font-name-complex="Tahoma1"/>
    </style:style>
    <style:style style:name="P3" style:family="paragraph" style:parent-style-name="Standard">
      <style:paragraph-properties fo:text-align="center" style:justify-single-word="false"/>
      <style:text-properties style:font-name="Tahoma1" fo:font-size="10pt" style:font-size-asian="10pt" style:font-name-complex="Tahoma1"/>
    </style:style>
    <style:style style:name="P4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5" style:family="paragraph" style:parent-style-name="Standard">
      <style:text-properties style:font-name="Tahoma1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ahoma1" fo:font-size="10pt" fo:language="en" fo:country="GB" style:font-size-asian="10pt" style:font-name-complex="Tahoma1"/>
    </style:style>
    <style:style style:name="P7" style:family="paragraph" style:parent-style-name="Standard">
      <style:text-properties style:font-name="Tahoma1" fo:font-size="11pt" style:font-size-asian="11pt" style:font-size-complex="11pt"/>
    </style:style>
    <style:style style:name="P8" style:family="paragraph" style:parent-style-name="Standard">
      <style:text-properties style:use-window-font-color="true" style:font-name="Tahoma1" fo:font-size="10pt" style:font-size-asian="10pt" style:font-name-complex="Tahoma1" style:font-size-complex="10pt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style:font-name="Tahoma1" style:font-name-complex="Tahoma1" style:font-size-complex="12pt"/>
    </style:style>
    <style:style style:name="P10" style:family="paragraph" style:parent-style-name="Standard">
      <style:paragraph-properties fo:margin-left="2.23cm" fo:margin-right="-0.561cm" fo:margin-top="2.328cm" fo:margin-bottom="0cm" fo:text-align="justify" style:justify-single-word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11" style:family="paragraph" style:parent-style-name="Standard">
      <style:paragraph-properties fo:margin-left="2.23cm" fo:margin-right="-0.554cm" fo:text-align="justify" style:justify-single-word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12" style:family="paragraph" style:parent-style-name="Standard">
      <style:paragraph-properties fo:margin-left="2.223cm" fo:margin-right="0cm" fo:margin-top="0.423cm" fo:margin-bottom="0.423cm" fo:text-align="center" style:justify-single-word="false" fo:text-indent="0cm" style:auto-text-indent="false" fo:padding-left="0cm" fo:padding-right="0.141cm" fo:padding-top="0.035cm" fo:padding-bottom="0.035cm" fo:border="0.51pt solid #000000"/>
      <style:text-properties style:font-name="Tahoma1" fo:font-size="12pt" fo:font-weight="bold" style:font-size-asian="12pt" style:font-weight-asian="bold" style:font-name-complex="Tahoma1" style:font-size-complex="12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Tahoma1" fo:font-size="10pt" fo:language="fr" fo:country="FR" style:font-size-asian="10pt" style:font-name-complex="Tahoma1" style:font-size-complex="10pt"/>
    </style:style>
    <style:style style:name="P14" style:family="paragraph" style:parent-style-name="Standard">
      <style:paragraph-properties fo:margin-left="0cm" fo:margin-right="0cm" fo:margin-top="0.494cm" fo:margin-bottom="0.494cm" fo:text-align="center" style:justify-single-word="false" fo:text-indent="0cm" style:auto-text-indent="false" fo:break-before="page"/>
      <style:text-properties style:font-name="Tahoma1" fo:font-size="10pt" fo:language="fr" fo:country="FR" fo:font-weight="bold" style:font-size-asian="10pt" style:font-weight-asian="bold" style:font-name-complex="Tahoma1" style:font-size-complex="10pt" style:font-weight-complex="bold"/>
    </style:style>
    <style:style style:name="P15" style:family="paragraph" style:parent-style-name="Normal_20_centré">
      <style:paragraph-properties fo:margin-left="4.501cm" fo:margin-right="2.801cm" fo:margin-top="1.693cm" fo:margin-bottom="0cm" fo:text-indent="0cm" style:auto-text-indent="false" fo:background-color="#e6e6e6">
        <style:background-image/>
      </style:paragraph-properties>
      <style:text-properties style:font-name="Tahoma1" fo:font-size="11pt" style:font-size-asian="11pt" style:font-name-complex="Tahoma1" style:font-size-complex="11pt"/>
    </style:style>
    <style:style style:name="P16" style:family="paragraph" style:parent-style-name="Standard2">
      <style:text-properties fo:font-weight="bold" style:font-weight-asian="bold" style:font-weight-complex="bold"/>
    </style:style>
    <style:style style:name="P17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8" style:family="paragraph" style:parent-style-name="Heading_20_4">
      <style:paragraph-properties fo:margin-top="0.847cm" fo:margin-bottom="0.423cm"/>
      <style:text-properties style:font-name="Tahoma1" fo:font-size="12pt" style:font-size-asian="12pt" style:font-name-complex="Tahoma1"/>
    </style:style>
    <style:style style:name="P19" style:family="paragraph" style:parent-style-name="Heading_20_2">
      <style:paragraph-properties fo:margin-left="2.23cm" fo:margin-right="0.081cm" fo:margin-top="0.847cm" fo:margin-bottom="0cm" fo:text-indent="0cm" style:auto-text-indent="false"/>
      <style:text-properties style:font-name="Tahoma1" fo:font-size="11pt" style:font-size-asian="11pt" style:font-name-complex="Tahoma1" style:font-size-complex="11pt"/>
    </style:style>
    <style:style style:name="P20" style:family="paragraph" style:parent-style-name="Heading_20_5">
      <style:text-properties style:font-name="Tahoma1" fo:font-size="11pt" style:font-size-asian="11pt" style:font-name-complex="Tahoma1" style:font-size-complex="11pt"/>
    </style:style>
    <style:style style:name="P21" style:family="paragraph" style:parent-style-name="Heading_20_9" style:master-page-name="Standard">
      <style:paragraph-properties fo:margin-left="5.004cm" fo:margin-right="-0.559cm" fo:text-indent="3.734cm" style:auto-text-indent="false" style:page-number="1" fo:padding="0cm" fo:border="none">
        <style:tab-stops>
          <style:tab-stop style:position="16.193cm" style:type="right"/>
        </style:tab-stops>
      </style:paragraph-properties>
      <style:text-properties style:font-name="Tahoma1" fo:font-size="11pt" style:font-size-asian="11pt" style:font-name-complex="Tahoma1" style:font-size-complex="11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88694688" text:id="ct188694688">
          <text:insertion>
            <office:change-info>
              <dc:creator>Gauthier Bastien</dc:creator>
              <dc:date>2011-04-15T11:10:00</dc:date>
            </office:change-info>
          </text:insertion>
        </text:changed-region>
        <text:changed-region xml:id="ct183787552" text:id="ct183787552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xml:id="ct167515232" text:id="ct167515232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xml:id="ct167289912" text:id="ct167289912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xml:id="ct169442648" text:id="ct169442648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xml:id="ct169442432" text:id="ct169442432">
          <text:insertion>
            <office:change-info>
              <dc:creator>Gauthier Bastien</dc:creator>
              <dc:date>2013-01-18T12:21:00</dc:date>
            </office:change-info>
          </text:insertion>
        </text:changed-region>
        <text:changed-region xml:id="ct183065248" text:id="ct183065248">
          <text:insertion>
            <office:change-info>
              <dc:creator>Gauthier Bastien</dc:creator>
              <dc:date>2013-01-18T12:22:00</dc:date>
            </office:change-info>
          </text:insertion>
        </text:changed-region>
        <text:changed-region xml:id="ct186636344" text:id="ct186636344">
          <text:insertion>
            <office:change-info>
              <dc:creator>Gauthier Bastien</dc:creator>
              <dc:date>2013-01-18T12:22:00</dc:date>
            </office:change-info>
          </text:insertion>
        </text:changed-region>
        <text:changed-region xml:id="ct184865456" text:id="ct184865456">
          <text:insertion>
            <office:change-info>
              <dc:creator>Gauthier Bastien</dc:creator>
              <dc:date>2013-01-18T12:22:00</dc:date>
            </office:change-info>
          </text:insertion>
        </text:changed-region>
        <text:changed-region xml:id="ct187389080" text:id="ct187389080">
          <text:insertion>
            <office:change-info>
              <dc:creator>Gauthier Bastien</dc:creator>
              <dc:date>2013-01-18T12:22:00</dc:date>
            </office:change-info>
          </text:insertion>
        </text:changed-region>
        <text:changed-region xml:id="ct186313400" text:id="ct186313400">
          <text:insertion>
            <office:change-info>
              <dc:creator>Gauthier Bastien</dc:creator>
              <dc:date>2013-01-18T12:22:00</dc:date>
            </office:change-info>
          </text:insertion>
        </text:changed-region>
        <text:changed-region xml:id="ct184656088" text:id="ct184656088">
          <text:insertion>
            <office:change-info>
              <dc:creator>Gauthier Bastien</dc:creator>
              <dc:date>2013-01-18T12:22:00</dc:date>
            </office:change-info>
          </text:insertion>
        </text:changed-region>
        <text:changed-region xml:id="ct183760160" text:id="ct183760160">
          <text:insertion>
            <office:change-info>
              <dc:creator>Gauthier Bastien</dc:creator>
              <dc:date>2013-01-18T12:22:00</dc:date>
            </office:change-info>
          </text:insertion>
        </text:changed-region>
        <text:changed-region xml:id="ct183332608" text:id="ct183332608">
          <text:insertion>
            <office:change-info>
              <dc:creator>Gauthier Bastien</dc:creator>
              <dc:date>2013-01-18T12:23:00</dc:date>
            </office:change-info>
          </text:insertion>
        </text:changed-region>
        <text:changed-region xml:id="ct187301272" text:id="ct187301272">
          <text:insertion>
            <office:change-info>
              <dc:creator>Gauthier Bastien</dc:creator>
              <dc:date>2013-01-18T12:2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9">[Nom Commune]<draw:frame draw:style-name="fr1" draw:name="Cadre1" text:anchor-type="char" svg:x="-1.9cm" svg:y="-1.27cm" svg:width="3.81cm" svg:height="7.445cm" draw:z-index="0"><draw:text-box><text:p text:style-name="P9"/><text:p text:style-name="P9"/><text:p text:style-name="P9">[Logo</text:p><text:p text:style-name="P9">Commune]<text:line-break/></text:p><text:p text:style-name="P2">Commune de [Nom Commune]</text:p><text:p text:style-name="P3"/><text:p text:style-name="P2">Secrétariat </text:p><text:p text:style-name="P6"/></draw:text-box></draw:frame>, le <text:date style:data-style-name="N76" text:date-value="2011-04-21T08:40:06" text:fixed="true">21 avril 2011</text:date>.</text:h>
      <text:p text:style-name="P4"/>
      <text:p text:style-name="P15">CONVOCATION A LA REUNION DU CONSEIL COMMUNAL</text:p>
      <text:p text:style-name="P10">Madame la Conseillère,</text:p>
      <text:p text:style-name="P11">Monsieur le Conseiller,</text:p>
      <text:h text:style-name="P19" text:outline-level="2">Conformément à l’article L 1122-12 du Code de la Démocratie Locale et de la Décentralisation, nous avons l’honneur de vous inviter à la réunion du Conseil Communal qui aura lieu le :</text:h>
      <text:p text:style-name="P12">Séance du <text:change-start text:change-id="ct188694688"/>self.Title()<text:change-end text:change-id="ct188694688"/></text:p>
      <text:h text:style-name="P18" text:outline-level="4">ORDRE DU JOUR</text:h>
      <text:h text:style-name="P20" text:outline-level="5">Séance publique</text:h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<text:span text:style-name="T1"><office:annotation><dc:date>2007-09-24T00:00:00</dc:date><text:p>do row for item in self.adapted().getPrintableItems(itemUids, privacy='public')</text:p></office:annotation></text:span><text:change-start text:change-id="ct183787552"/><text:span text:style-name="T1">item.getItemNumber(relativeTo='meeting')</text:span><text:change-end text:change-id="ct183787552"/><text:span text:style-name="T1">. </text:span><text:change-start text:change-id="ct167515232"/><text:span text:style-name="T1">item.</text:span>Title()<text:change-end text:change-id="ct167515232"/></text:p>
          </table:table-cell>
        </table:table-row>
      </table:table>
      <text:p text:style-name="P8"/>
      <text:h text:style-name="P20" text:outline-level="5">Séance à huis clos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<office:annotation><dc:date>2007-09-24T00:00:00</dc:date><text:p>do row for item in self.adapted().getPrintableItems(itemUids, privacy='secret')</text:p></office:annotation><text:change-start text:change-id="ct167289912"/>item.getItemNumber(relativeTo='meeting')<text:change-end text:change-id="ct167289912"/>. <text:change-start text:change-id="ct169442648"/>item.Title()<text:change-end text:change-id="ct169442648"/></text:p>
          </table:table-cell>
        </table:table-row>
      </table:table>
      <text:p text:style-name="P13"/>
      <text:p text:style-name="P13"/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6"><office:annotation><dc:creator>Gauthier Bastien</dc:creator><dc:date>2013-01-17T14:54:09</dc:date><text:p text:style-name="P22"><text:span text:style-name="T3">do text if self.getSignatures()</text:span></text:p></office:annotation><text:change-start text:change-id="ct169442432"/>self.getSignatures().split('\n')[0]<text:change-end text:change-id="ct169442432"/></text:p>
            <text:p text:style-name="P16"><office:annotation><dc:creator>Gauthier Bastien</dc:creator><dc:date>2013-01-17T15:13:33</dc:date><text:p text:style-name="P22"><text:span text:style-name="T2">do text if not self.getSignatures()</text:span></text:p></office:annotation><text:change-start text:change-id="ct183065248"/>self.getSignatories(theObjects=True)[1].getGender()=='m' and 'Le' or 'La'<text:change-end text:change-id="ct183065248"/> <office:annotation><dc:creator>Gauthier Bastien</dc:creator><dc:date>2013-01-17T15:13:33</dc:date><text:p text:style-name="P22"><text:span text:style-name="T2">do text if not self.getSignatures()</text:span></text:p></office:annotation><text:change-start text:change-id="ct186636344"/>self.getSignatories(theObjects=True)[1].getDuty()<text:change-end text:change-id="ct186636344"/></text:p>
          </table:table-cell>
          <table:table-cell table:style-name="Tableau3.A1" office:value-type="string">
            <text:p text:style-name="P17"><office:annotation><dc:creator>Gauthier Bastien</dc:creator><dc:date>2013-01-17T14:54:09</dc:date><text:p text:style-name="P22"><text:span text:style-name="T2">do text if self.getSignatures()</text:span></text:p></office:annotation><text:change-start text:change-id="ct184865456"/>self.getSignatures().split('\n')[2]<text:change-end text:change-id="ct184865456"/></text:p>
            <text:p text:style-name="P17"><office:annotation><dc:creator>Gauthier Bastien</dc:creator><dc:date>2013-01-17T15:13:33</dc:date><text:p text:style-name="P22"><text:span text:style-name="T2">do text if not self.getSignatures()</text:span></text:p></office:annotation><text:change-start text:change-id="ct187389080"/>self.getSignatories(theObjects=True)[0].getGender()=='m' and 'Le' or 'La'<text:change-end text:change-id="ct187389080"/> <office:annotation><dc:creator>Gauthier Bastien</dc:creator><dc:date>2013-01-17T15:13:33</dc:date><text:p text:style-name="P22"><text:span text:style-name="T2">do text if not self.getSignatures()</text:span></text:p></office:annotation><text:change-start text:change-id="ct186313400"/>self.getSignatories(theObjects=True)[0].getDuty()<text:change-end text:change-id="ct186313400"/></text:p>
          </table:table-cell>
        </table:table-row>
        <table:table-row>
          <table:table-cell table:style-name="Tableau3.A1" office:value-type="string"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au3.A1" office:value-type="string">
            <text:p text:style-name="P17"/>
          </table:table-cell>
        </table:table-row>
        <table:table-row>
          <table:table-cell table:style-name="Tableau3.A1" office:value-type="string">
            <text:p text:style-name="P16"><office:annotation><dc:creator>Gauthier Bastien</dc:creator><dc:date>2013-01-17T14:54:09</dc:date><text:p text:style-name="P22"><text:span text:style-name="T3">do text if self.getSignatures()</text:span></text:p></office:annotation><text:change-start text:change-id="ct184656088"/>self.getSignatures().split('\n')[1]<text:change-end text:change-id="ct184656088"/></text:p>
            <text:p text:style-name="P16"><office:annotation><dc:creator>Gauthier Bastien</dc:creator><dc:date>2013-01-17T15:13:33</dc:date><text:p text:style-name="P22"><text:span text:style-name="T2">do text if not self.getSignatures()</text:span></text:p></office:annotation><text:change-start text:change-id="ct183760160"/>self.getSignatories(theObjects=True)[1].Title()<text:change-end text:change-id="ct183760160"/></text:p>
          </table:table-cell>
          <table:table-cell table:style-name="Tableau3.A1" office:value-type="string">
            <text:p text:style-name="P17"><office:annotation><dc:creator>Gauthier Bastien</dc:creator><dc:date>2013-01-17T14:54:09</dc:date><text:p text:style-name="P22"><text:span text:style-name="T3">do text if self.getSignatures()</text:span></text:p></office:annotation><text:change-start text:change-id="ct183332608"/>self.getSignatures().split('\n')[3]<text:change-end text:change-id="ct183332608"/></text:p>
            <text:p text:style-name="P17"><office:annotation><dc:creator>Gauthier Bastien</dc:creator><dc:date>2013-01-17T15:13:33</dc:date><text:p text:style-name="P22"><text:span text:style-name="T2">do text if not self.getSignatures()</text:span></text:p></office:annotation><text:change-start text:change-id="ct187301272"/>self.getSignatories(theObjects=True)[0].Title()<text:change-end text:change-id="ct187301272"/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Ubuntu" svg:font-family="Ubuntu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1pt" fo:language="fr" fo:country="B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4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-1.951cm" fo:margin-right="2.798cm" fo:margin-top="0cm" fo:margin-bottom="0cm" fo:text-align="justify" style:justify-single-word="false" fo:text-indent="-0.049cm" style:auto-text-indent="false" fo:keep-with-next="always"/>
      <style:text-properties fo:font-size="14pt" style:font-name-asian="Arial Unicode MS" style:font-size-asian="14pt" style:font-name-complex="Arial Unicode MS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2.23cm" fo:margin-right="0cm" fo:margin-top="0.423cm" fo:margin-bottom="0.423cm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2.23cm" fo:margin-right="0cm" fo:margin-top="0.423cm" fo:margin-bottom="0.423cm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5.001cm" fo:margin-right="1.247cm" fo:margin-top="0cm" fo:margin-bottom="0cm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="100%" fo:margin-left="4.501cm" fo:margin-right="2.798cm" fo:margin-top="0cm" fo:margin-bottom="0cm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Standard2" style:family="paragraph">
      <style:text-properties style:font-name="Tahoma" fo:font-size="10pt"/>
    </style:style>
    <style:style style:name="WW8Num7z1" style:family="text">
      <style:text-properties style:font-name="Tahoma1" style:font-name-asian="Times New Roman" style:font-name-complex="Tahoma1"/>
    </style:style>
    <style:style style:name="WW8Num10z0" style:family="text">
      <style:text-properties style:font-name="Tahoma1" style:font-name-asian="Times New Roman" style:font-name-complex="Tahoma1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/ 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mbreville, le </dc:title>
    <meta:initial-creator>Commune de Sambreville</meta:initial-creator>
    <meta:creation-date>2011-04-05T10:28:00</meta:creation-date>
    <dc:creator>Gauthier Bastien</dc:creator>
    <dc:date>2013-01-18T12:33:27</dc:date>
    <meta:print-date>2011-04-06T15:03:00</meta:print-date>
    <meta:editing-cycles>40</meta:editing-cycles>
    <meta:editing-duration>PT5H14M50S</meta:editing-duration>
    <meta:generator>LibreOffice/3.5$Linux_x86 LibreOffice_project/350m1$Build-2</meta:generator>
    <meta:document-statistic meta:table-count="3" meta:image-count="0" meta:object-count="0" meta:page-count="2" meta:paragraph-count="24" meta:word-count="107" meta:character-count="1026" meta:non-whitespace-character-count="953"/>
    <meta:user-defined meta:name="_AdHocReviewCycleID" meta:value-type="float">853945341</meta:user-defined>
    <meta:user-defined meta:name="_AuthorEmail">rmnameche@commune.sambreville.be</meta:user-defined>
    <meta:user-defined meta:name="_AuthorEmailDisplayName">Namèche Rose-Marie</meta:user-defined>
    <meta:user-defined meta:name="_EmailSubject"/>
  </office:meta>
</office:document-meta>
</file>